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5d49a" officeooo:paragraph-rsid="0017dc9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59545" officeooo:paragraph-rsid="0017dc9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fo:font-weight="bold" officeooo:rsid="00195f7c" officeooo:paragraph-rsid="00195f7c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059545" officeooo:paragraph-rsid="0017dc9d" style:font-size-asian="15.75pt" style:font-size-complex="18pt"/>
    </style:style>
    <style:style style:name="P5" style:family="paragraph" style:parent-style-name="Standard">
      <style:text-properties fo:font-size="18pt" officeooo:rsid="0005d49a" officeooo:paragraph-rsid="0017dc9d" style:font-size-asian="15.75pt" style:font-size-complex="18pt"/>
    </style:style>
    <style:style style:name="P6" style:family="paragraph" style:parent-style-name="Standard">
      <style:text-properties fo:font-size="18pt" officeooo:rsid="0017dc9d" officeooo:paragraph-rsid="0017dc9d" style:font-size-asian="15.75pt" style:font-size-complex="18pt"/>
    </style:style>
    <style:style style:name="P7" style:family="paragraph" style:parent-style-name="Standard">
      <style:text-properties fo:font-size="18pt" fo:font-weight="normal" officeooo:rsid="0005d49a" officeooo:paragraph-rsid="0017dc9d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26pt" fo:font-weight="bold" officeooo:rsid="0006d8c3" officeooo:paragraph-rsid="0017dc9d" style:font-size-asian="26pt" style:font-weight-asian="bold" style:font-size-complex="26pt" style:font-weight-complex="bold"/>
    </style:style>
    <style:style style:name="P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6pt" fo:font-weight="bold" officeooo:rsid="00059545" officeooo:paragraph-rsid="0017dc9d" style:font-size-asian="26pt" style:font-weight-asian="bold" style:font-size-complex="26pt" style:font-weight-complex="bol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05d49a" officeooo:paragraph-rsid="0017dc9d" style:font-size-asian="15.75pt" style:font-weight-asian="bold" style:font-size-complex="18pt" style:font-weight-complex="bold"/>
    </style:style>
    <style:style style:name="T1" style:family="text">
      <style:text-properties officeooo:rsid="0005d49a"/>
    </style:style>
    <style:style style:name="T2" style:family="text">
      <style:text-properties officeooo:rsid="0017dc9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dc9d" style:font-weight-asian="bold" style:font-weight-complex="bold"/>
    </style:style>
    <style:style style:name="T6" style:family="text">
      <style:text-properties fo:font-weight="bold" officeooo:rsid="00195f7c" style:font-weight-asian="bold" style:font-weight-complex="bold"/>
    </style:style>
    <style:style style:name="T7" style:family="text">
      <style:text-properties officeooo:rsid="00195f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7"/>TELNET SERVER IN <text:span text:style-name="T2">UBUNTU</text:span></text:p>
      <text:p text:style-name="P8"/>
      <text:p text:style-name="P4"><text:span text:style-name="T1"><text:s/></text:span><text:s/></text:p>
      <text:p text:style-name="P10">Telnet serevr install (server side configuration steps)</text:p>
      <text:p text:style-name="P4"/>
      <text:p text:style-name="P5">1) install the telnet client and the telnet server</text:p>
      <text:p text:style-name="P5"/>
      <text:p text:style-name="P1">=&gt; <text:span text:style-name="T2">apt install telnetd xinetd -y</text:span></text:p>
      <text:p text:style-name="P1"/>
      <text:p text:style-name="P7"><text:span text:style-name="T2">2</text:span>) <text:span text:style-name="T2">restart xinetd service</text:span></text:p>
      <text:p text:style-name="P7"/>
      <text:p text:style-name="P1">=&gt; <text:span text:style-name="T2">systemctl restart xinetd</text:span></text:p>
      <text:p text:style-name="P1"/>
      <text:p text:style-name="P1"><text:span text:style-name="T3">The service should be fired-up automatically once the installation is done</text:span>. </text:p>
      <text:p text:style-name="P1"/>
      <text:p text:style-name="P7"><text:span text:style-name="T2">3) </text:span>check the service status</text:p>
      <text:p text:style-name="P6"/>
      <text:p text:style-name="P6">=&gt;<text:span text:style-name="T4">systemctl status xinetd</text:span></text:p>
      <text:p text:style-name="P6"><text:span text:style-name="T4"/></text:p>
      <text:p text:style-name="P5"><text:span text:style-name="T2">4</text:span>) Enable Telnet in Firewall .<text:span text:style-name="T7">Telnet works at port </text:span><text:span text:style-name="T6">23</text:span><text:span text:style-name="T7">. so add the port</text:span> </text:p>
      <text:p text:style-name="P5"/>
      <text:p text:style-name="P1">=&gt; <text:span text:style-name="T7">ufw allow 23</text:span></text:p>
      <text:p text:style-name="P3">=&gt; ufw reload</text:p>
      <text:p text:style-name="P1"/>
      <text:p text:style-name="P1"/>
      <text:p text:style-name="P5"><text:span text:style-name="T7">[</text:span>root login is disabled by default] </text:p>
      <text:p text:style-name="P5"/>
      <text:p text:style-name="P1">This is the end of server side configuration</text:p>
      <text:p text:style-name="P1"/>
      <text:p text:style-name="P1"/>
      <text:p text:style-name="P1"><text:soft-page-break/></text:p>
      <text:p text:style-name="P10">Telnet <text:s/>install (Client side configuration steps)</text:p>
      <text:p text:style-name="P2"/>
      <text:p text:style-name="P2"/>
      <text:p text:style-name="P5">1) install the telnet client </text:p>
      <text:p text:style-name="P1">=&gt; <text:span text:style-name="T7">apt install</text:span> telnet -<text:span text:style-name="T7">y</text:span> </text:p>
      <text:p text:style-name="P1"/>
      <text:p text:style-name="P7">2) Connect to the system</text:p>
      <text:p text:style-name="P1"/>
      <text:p text:style-name="P1">=&gt;telnet &lt;server_ip_address&gt;</text:p>
      <text:p text:style-name="P1"/>
      <text:p text:style-name="P1">example:</text:p>
      <text:p text:style-name="P1"/>
      <text:p text:style-name="P1">=&gt;telnet 192.168.0.100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1:06:06.481343510</meta:creation-date>
    <dc:date>2019-08-28T01:22:24.111200717</dc:date>
    <meta:editing-duration>PT6M7S</meta:editing-duration>
    <meta:editing-cycles>1</meta:editing-cycles>
    <meta:document-statistic meta:table-count="0" meta:image-count="0" meta:object-count="0" meta:page-count="2" meta:paragraph-count="22" meta:word-count="114" meta:character-count="713" meta:non-whitespace-character-count="605"/>
    <meta:generator>LibreOffice/6.0.7.3$Linux_X86_64 LibreOffice_project/00m0$Build-3</meta:generator>
  </office:meta>
</office:document-meta>
</file>